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6149068322984" calcext:value-type="float">
            <text:p>0.6661490683229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3260869565217" calcext:value-type="float">
            <text:p>1.332608695652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99906832298137" calcext:value-type="float">
            <text:p>1.999068322981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.6639751552795" calcext:value-type="float">
            <text:p>7.66397515527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6639751552795" calcext:value-type="float">
            <text:p>7.66397515527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0.666770186335407" calcext:value-type="float">
            <text:p>-0.6667701863354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000310559006202693" calcext:value-type="float">
            <text:p>-0.00031055900620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33167701863355" calcext:value-type="float">
            <text:p>4.331677018633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99378881987577" calcext:value-type="float">
            <text:p>0.9993788819875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666770186335407" calcext:value-type="float">
            <text:p>-0.66677018633540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333540372670813" calcext:value-type="float">
            <text:p>-0.3335403726708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666770186335407" calcext:value-type="float">
            <text:p>-0.6667701863354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99906832298106" calcext:value-type="float">
            <text:p>1.999068322981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666770186335407" calcext:value-type="float">
            <text:p>-0.6667701863354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33260869565219" calcext:value-type="float">
            <text:p>1.332608695652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666770186335407" calcext:value-type="float">
            <text:p>-0.6667701863354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666770186335407" calcext:value-type="float">
            <text:p>-0.66677018633540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99906832298136" calcext:value-type="float">
            <text:p>1.999068322981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000310559006202693" calcext:value-type="float">
            <text:p>-0.0003105590062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333540372670813" calcext:value-type="float">
            <text:p>-0.3335403726708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32919254658391" calcext:value-type="float">
            <text:p>0.3329192546583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000310559006202693" calcext:value-type="float">
            <text:p>-0.0003105590062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333540372670813" calcext:value-type="float">
            <text:p>-0.3335403726708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32919254658391" calcext:value-type="float">
            <text:p>0.33291925465839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0.000310559006202693" calcext:value-type="float">
            <text:p>-0.0003105590062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000310559006202693" calcext:value-type="float">
            <text:p>-0.00031055900620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32919254658391" calcext:value-type="float">
            <text:p>0.33291925465839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000310559006202693" calcext:value-type="float">
            <text:p>-0.00031055900620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0.333540372670813" calcext:value-type="float">
            <text:p>-0.3335403726708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0.000310559006202693" calcext:value-type="float">
            <text:p>-0.0003105590062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0.000310559006202693" calcext:value-type="float">
            <text:p>-0.00031055900620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32919254658391" calcext:value-type="float">
            <text:p>0.33291925465839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0.000310559006202693" calcext:value-type="float">
            <text:p>-0.00031055900620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0.333540372670813" calcext:value-type="float">
            <text:p>-0.3335403726708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32919254658391" calcext:value-type="float">
            <text:p>0.33291925465839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0.000310559006202693" calcext:value-type="float">
            <text:p>-0.00031055900620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0.333540372671106" calcext:value-type="float">
            <text:p>-0.3335403726711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0.000310559006202693" calcext:value-type="float">
            <text:p>-0.00031055900620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0.000310559006202693" calcext:value-type="float">
            <text:p>-0.00031055900620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0.000310559006202693" calcext:value-type="float">
            <text:p>-0.00031055900620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0.000310559006202693" calcext:value-type="float">
            <text:p>-0.0003105590062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0.000310559006202693" calcext:value-type="float">
            <text:p>-0.00031055900620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0.000310559006202693" calcext:value-type="float">
            <text:p>-0.00031055900620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32919254658391" calcext:value-type="float">
            <text:p>0.33291925465839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0.000310559006202693" calcext:value-type="float">
            <text:p>-0.00031055900620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0.333540372670813" calcext:value-type="float">
            <text:p>-0.3335403726708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0.000310559006202693" calcext:value-type="float">
            <text:p>-0.00031055900620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0.000310559006202693" calcext:value-type="float">
            <text:p>-0.00031055900620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32919254658408" calcext:value-type="float">
            <text:p>0.33291925465840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0.00031055900653032" calcext:value-type="float">
            <text:p>-0.0003105590065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0.333540372670813" calcext:value-type="float">
            <text:p>-0.3335403726708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32919254658408" calcext:value-type="float">
            <text:p>0.33291925465840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0.666770186335407" calcext:value-type="float">
            <text:p>-0.66677018633540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32919254658408" calcext:value-type="float">
            <text:p>0.33291925465840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0.333540372670813" calcext:value-type="float">
            <text:p>-0.3335403726708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332919254658408" calcext:value-type="float">
            <text:p>0.33291925465840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332919254658408" calcext:value-type="float">
            <text:p>0.33291925465840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0.333540372671124" calcext:value-type="float">
            <text:p>-0.3335403726711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32919254658408" calcext:value-type="float">
            <text:p>0.33291925465840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332919254658408" calcext:value-type="float">
            <text:p>0.33291925465840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0.333540372670813" calcext:value-type="float">
            <text:p>-0.3335403726708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0.666770186335407" calcext:value-type="float">
            <text:p>-0.66677018633540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0.00031055900653032" calcext:value-type="float">
            <text:p>-0.0003105590065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0.333540372670779" calcext:value-type="float">
            <text:p>-0.33354037267077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32919254658408" calcext:value-type="float">
            <text:p>0.33291925465840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0.333540372670813" calcext:value-type="float">
            <text:p>-0.33354037267081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0.666770186335372" calcext:value-type="float">
            <text:p>-0.66677018633537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332919254658408" calcext:value-type="float">
            <text:p>0.33291925465840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0.333540372670813" calcext:value-type="float">
            <text:p>-0.33354037267081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332919254658097" calcext:value-type="float">
            <text:p>0.33291925465809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0.00027950310585656" calcext:value-type="float">
            <text:p>-0.00027950310585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0.333540372670813" calcext:value-type="float">
            <text:p>-0.33354037267081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332919254658408" calcext:value-type="float">
            <text:p>0.33291925465840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0.666770186335407" calcext:value-type="float">
            <text:p>-0.66677018633540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0.333540372670813" calcext:value-type="float">
            <text:p>-0.33354037267081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333229813664318" calcext:value-type="float">
            <text:p>0.3332298136643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0.000310559006220013" calcext:value-type="float">
            <text:p>-0.0003105590062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0.333540372670779" calcext:value-type="float">
            <text:p>-0.33354037267077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0.000310559005944122" calcext:value-type="float">
            <text:p>-0.00031055900594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332919254658442" calcext:value-type="float">
            <text:p>0.33291925465844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0.666770186335441" calcext:value-type="float">
            <text:p>-0.66677018633544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332919254658442" calcext:value-type="float">
            <text:p>0.33291925465844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0.333540372670813" calcext:value-type="float">
            <text:p>-0.33354037267081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332919254658442" calcext:value-type="float">
            <text:p>0.33291925465844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0.000310559003151356" calcext:value-type="float">
            <text:p>-0.00031055900315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0.333540372670813" calcext:value-type="float">
            <text:p>-0.33354037267081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0.333540372670813" calcext:value-type="float">
            <text:p>-0.33354037267081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33260869565219" calcext:value-type="float">
            <text:p>1.3326086956521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0.666770186335372" calcext:value-type="float">
            <text:p>-0.66677018633537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332919254658442" calcext:value-type="float">
            <text:p>0.33291925465844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0.000310559003082411" calcext:value-type="float">
            <text:p>-0.00031055900308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332919254658442" calcext:value-type="float">
            <text:p>0.33291925465844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0.333540372670744" calcext:value-type="float">
            <text:p>-0.33354037267074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0.333540372670813" calcext:value-type="float">
            <text:p>-0.33354037267081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0.666770186335372" calcext:value-type="float">
            <text:p>-0.66677018633537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0.333540372670813" calcext:value-type="float">
            <text:p>-0.33354037267081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0.000310559003082411" calcext:value-type="float">
            <text:p>-0.00031055900308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0.333540372670744" calcext:value-type="float">
            <text:p>-0.3335403726707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332919254658442" calcext:value-type="float">
            <text:p>0.33291925465844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332919254658442" calcext:value-type="float">
            <text:p>0.33291925465844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0.000310559003082411" calcext:value-type="float">
            <text:p>-0.00031055900308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0.333540372670882" calcext:value-type="float">
            <text:p>-0.33354037267088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32919254658442" calcext:value-type="float">
            <text:p>0.33291925465844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0.666770186335372" calcext:value-type="float">
            <text:p>-0.66677018633537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99937888198756" calcext:value-type="float">
            <text:p>0.9993788819875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0.666770186335372" calcext:value-type="float">
            <text:p>-0.66677018633537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332919254658442" calcext:value-type="float">
            <text:p>0.33291925465844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0.000310559003151356" calcext:value-type="float">
            <text:p>-0.00031055900315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0.333540372670882" calcext:value-type="float">
            <text:p>-0.33354037267088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332919254658442" calcext:value-type="float">
            <text:p>0.33291925465844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0.666770186335372" calcext:value-type="float">
            <text:p>-0.66677018633537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0.000310559003082411" calcext:value-type="float">
            <text:p>-0.00031055900308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332919254658442" calcext:value-type="float">
            <text:p>0.33291925465844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0.000310559006254429" calcext:value-type="float">
            <text:p>-0.00031055900625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0.333540372670744" calcext:value-type="float">
            <text:p>-0.33354037267074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0.333540372670882" calcext:value-type="float">
            <text:p>-0.33354037267088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0.333540372670882" calcext:value-type="float">
            <text:p>-0.33354037267088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332919254658442" calcext:value-type="float">
            <text:p>0.33291925465844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0.333540372670744" calcext:value-type="float">
            <text:p>-0.33354037267074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332919254658442" calcext:value-type="float">
            <text:p>0.33291925465844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332919254658442" calcext:value-type="float">
            <text:p>0.33291925465844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0.000310559003082" calcext:value-type="float">
            <text:p>-0.00031055900308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0.666770186335441" calcext:value-type="float">
            <text:p>-0.66677018633544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332919254658442" calcext:value-type="float">
            <text:p>0.33291925465844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332919254658442" calcext:value-type="float">
            <text:p>0.33291925465844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0.333540372670744" calcext:value-type="float">
            <text:p>-0.33354037267074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332919254661545" calcext:value-type="float">
            <text:p>0.33291925466154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0.666770186335372" calcext:value-type="float">
            <text:p>-0.66677018633537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0.333540372670744" calcext:value-type="float">
            <text:p>-0.33354037267074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332919254658442" calcext:value-type="float">
            <text:p>0.33291925465844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0.333540372670813" calcext:value-type="float">
            <text:p>-0.33354037267081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332919254658442" calcext:value-type="float">
            <text:p>0.33291925465844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332919254661477" calcext:value-type="float">
            <text:p>0.33291925466147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0.333540372670813" calcext:value-type="float">
            <text:p>-0.333540372670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0.666770186335372" calcext:value-type="float">
            <text:p>-0.66677018633537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332919254658442" calcext:value-type="float">
            <text:p>0.33291925465844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0.000310559006254" calcext:value-type="float">
            <text:p>-0.00031055900625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0.333540372670882" calcext:value-type="float">
            <text:p>-0.33354037267088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0.333540372670882" calcext:value-type="float">
            <text:p>-0.33354037267088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0.333540372670882" calcext:value-type="float">
            <text:p>-0.33354037267088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0.000310559009358" calcext:value-type="float">
            <text:p>-0.00031055900935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0.000310559006323" calcext:value-type="float">
            <text:p>-0.00031055900632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0.333540372670744" calcext:value-type="float">
            <text:p>-0.33354037267074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0.000310559006323" calcext:value-type="float">
            <text:p>-0.00031055900632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332919254658511" calcext:value-type="float">
            <text:p>0.33291925465851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0.000310559006323" calcext:value-type="float">
            <text:p>-0.00031055900632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0.000310559006323" calcext:value-type="float">
            <text:p>-0.00031055900632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332919254658511" calcext:value-type="float">
            <text:p>0.33291925465851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0.000310559006323" calcext:value-type="float">
            <text:p>-0.00031055900632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332919254655201" calcext:value-type="float">
            <text:p>0.33291925465520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0.333540372670882" calcext:value-type="float">
            <text:p>-0.33354037267088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332919254658511" calcext:value-type="float">
            <text:p>0.33291925465851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0.000310559006323" calcext:value-type="float">
            <text:p>-0.00031055900632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0.333540372670882" calcext:value-type="float">
            <text:p>-0.33354037267088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0.000310559006323" calcext:value-type="float">
            <text:p>-0.00031055900632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0.000310559009358" calcext:value-type="float">
            <text:p>-0.0003105590093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0.666770186335441" calcext:value-type="float">
            <text:p>-0.66677018633544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0.000310559006323" calcext:value-type="float">
            <text:p>-0.00031055900632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0.000310559006323" calcext:value-type="float">
            <text:p>-0.00031055900632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33260869565219" calcext:value-type="float">
            <text:p>1.3326086956521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0.333540372670744" calcext:value-type="float">
            <text:p>-0.33354037267074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0.000310559006323" calcext:value-type="float">
            <text:p>-0.00031055900632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0.00031055900922" calcext:value-type="float">
            <text:p>-0.0003105590092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0.000310559006323" calcext:value-type="float">
            <text:p>-0.00031055900632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0.000310559006323" calcext:value-type="float">
            <text:p>-0.00031055900632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0.000310559006323" calcext:value-type="float">
            <text:p>-0.00031055900632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0.333540372670882" calcext:value-type="float">
            <text:p>-0.33354037267088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0.00031055900922" calcext:value-type="float">
            <text:p>-0.0003105590092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0.000310559006323" calcext:value-type="float">
            <text:p>-0.00031055900632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0.666770186335441" calcext:value-type="float">
            <text:p>-0.66677018633544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0.000310559006185" calcext:value-type="float">
            <text:p>-0.00031055900618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0.333540372670882" calcext:value-type="float">
            <text:p>-0.33354037267088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0.333540372670744" calcext:value-type="float">
            <text:p>-0.33354037267074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332919254658511" calcext:value-type="float">
            <text:p>0.33291925465851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0.000310559009219613" calcext:value-type="float">
            <text:p>-0.0003105590092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332919254658511" calcext:value-type="float">
            <text:p>0.33291925465851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332919254658511" calcext:value-type="float">
            <text:p>0.33291925465851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332919254658235" calcext:value-type="float">
            <text:p>0.33291925465823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-0.000310559009357614" calcext:value-type="float">
            <text:p>-0.00031055900935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0.333540372670744" calcext:value-type="float">
            <text:p>-0.33354037267074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332919254658511" calcext:value-type="float">
            <text:p>0.33291925465851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332919254658511" calcext:value-type="float">
            <text:p>0.33291925465851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-0.666770186335441" calcext:value-type="float">
            <text:p>-0.66677018633544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332919254658511" calcext:value-type="float">
            <text:p>0.33291925465851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332919254655339" calcext:value-type="float">
            <text:p>0.33291925465533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0.333540372670744" calcext:value-type="float">
            <text:p>-0.33354037267074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0.000310559" calcext:value-type="float">
            <text:p>-0.00031055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0.000310559" calcext:value-type="float">
            <text:p>-0.00031055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0.333540372670882" calcext:value-type="float">
            <text:p>-0.33354037267088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332919254658511" calcext:value-type="float">
            <text:p>0.33291925465851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332919254658511" calcext:value-type="float">
            <text:p>0.33291925465851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332919254655201" calcext:value-type="float">
            <text:p>0.33291925465520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0.000310559006047595" calcext:value-type="float">
            <text:p>-0.00031055900604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0.666770186335303" calcext:value-type="float">
            <text:p>-0.66677018633530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332919254658235" calcext:value-type="float">
            <text:p>0.33291925465823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0.000310559006047595" calcext:value-type="float">
            <text:p>-0.00031055900604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-0.000310559006047595" calcext:value-type="float">
            <text:p>-0.00031055900604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-0.666770186335441" calcext:value-type="float">
            <text:p>-0.66677018633544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-0.000310559009357614" calcext:value-type="float">
            <text:p>-0.00031055900935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0.333540372670744" calcext:value-type="float">
            <text:p>-0.33354037267074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332919254658235" calcext:value-type="float">
            <text:p>0.33291925465823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332919254658235" calcext:value-type="float">
            <text:p>0.33291925465823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0.000310559009219613" calcext:value-type="float">
            <text:p>-0.0003105590092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0.333540372670882" calcext:value-type="float">
            <text:p>-0.33354037267088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332919254658511" calcext:value-type="float">
            <text:p>0.33291925465851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0.666770186335441" calcext:value-type="float">
            <text:p>-0.66677018633544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332919254658373" calcext:value-type="float">
            <text:p>0.33291925465837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0.000310559009357614" calcext:value-type="float">
            <text:p>-0.00031055900935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-0.666770186335441" calcext:value-type="float">
            <text:p>-0.66677018633544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0.666770186335441" calcext:value-type="float">
            <text:p>-0.66677018633544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0.333540372673916" calcext:value-type="float">
            <text:p>-0.33354037267391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0.333540372670744" calcext:value-type="float">
            <text:p>-0.33354037267074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0.333540372670744" calcext:value-type="float">
            <text:p>-0.33354037267074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-0.333540372670744" calcext:value-type="float">
            <text:p>-0.33354037267074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-0.333540372670882" calcext:value-type="float">
            <text:p>-0.33354037267088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-0.333540372670744" calcext:value-type="float">
            <text:p>-0.33354037267074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0.000310559006323374" calcext:value-type="float">
            <text:p>-0.0003105590063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0.333540372670744" calcext:value-type="float">
            <text:p>-0.33354037267074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-0.333540372670882" calcext:value-type="float">
            <text:p>-0.33354037267088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0.333540372670744" calcext:value-type="float">
            <text:p>-0.333540372670744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0.333540372670882" calcext:value-type="float">
            <text:p>-0.33354037267088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0.666770186335441" calcext:value-type="float">
            <text:p>-0.66677018633544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-0.333540372670744" calcext:value-type="float">
            <text:p>-0.333540372670744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-0.333540372670882" calcext:value-type="float">
            <text:p>-0.333540372670882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0.333540372670744" calcext:value-type="float">
            <text:p>-0.33354037267074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-0.333540372670882" calcext:value-type="float">
            <text:p>-0.33354037267088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0.333540372670744" calcext:value-type="float">
            <text:p>-0.333540372670744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0.666770186335441" calcext:value-type="float">
            <text:p>-0.66677018633544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-0.000310559006185485" calcext:value-type="float">
            <text:p>-0.000310559006185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0.333540372670882" calcext:value-type="float">
            <text:p>-0.333540372670882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-0.333540372670744" calcext:value-type="float">
            <text:p>-0.33354037267074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0.333540372673916" calcext:value-type="float">
            <text:p>-0.33354037267391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-0.333540372670882" calcext:value-type="float">
            <text:p>-0.33354037267088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0.333540372670744" calcext:value-type="float">
            <text:p>-0.333540372670744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-0.333540372670882" calcext:value-type="float">
            <text:p>-0.33354037267088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  <table:database-ranges>
        <table:database-range table:name="__Anonymous_Sheet_DB__0" table:target-range-address="Sheet1.B1:Sheet1.B1024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19:03:56.955835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18:49:38.584150523</meta:creation-date>
    <dc:date>2020-09-08T19:07:55.315952490</dc:date>
    <meta:editing-duration>PT10M56S</meta:editing-duration>
    <meta:editing-cycles>4</meta:editing-cycles>
    <meta:generator>LibreOffice/6.0.7.3$Linux_X86_64 LibreOffice_project/00m0$Build-3</meta:generator>
    <meta:document-statistic meta:table-count="1" meta:cell-count="2048" meta:object-count="0"/>
  </office:meta>
</office:document-meta>
</file>